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35.2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535.04pt" svg:y="399.97pt">
            <draw:object draw:notify-on-update-of-ranges="solutions.D4:solutions.D29 solutions.H3:solutions.H3 solutions.H4:solutions.H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79.2pt" svg:height="338.03pt" svg:x="533.68pt" svg:y="35.49pt">
            <draw:object draw:notify-on-update-of-ranges="solutions.D4:solutions.D29 solutions.G4:solutions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([0],[1,2,3,4,5],[6,7,8],[]) 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orward solutions with last 3 cars on Track 1 matching in intermediate and final stat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([0],[1,2,3,4,5],[6,8,7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4,5],[7,6,8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ove 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table:style-name="Default" office:value-type="string" calcext:value-type="string">
            <text:p>([0],[1,2,3,4,5],[7,8,6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B$1:.$B$40320]; [.D4])" office:value-type="float" office:value="1" calcext:value-type="float">
            <text:p>1</text:p>
          </table:table-cell>
          <table:table-cell table:style-name="ce1" table:formula="of:=[.E4]" office:value-type="float" office:value="1" calcext:value-type="float">
            <text:p>1</text:p>
          </table:table-cell>
          <table:table-cell table:style-name="ce2" table:formula="of:=[.F4]/[.$E$29]" office:value-type="float" office:value="0.0002" calcext:value-type="float">
            <text:p>0.0002</text:p>
          </table:table-cell>
          <table:table-cell table:style-name="ce2" table:formula="of:=[.E4]/[.$E$29]" office:value-type="float" office:value="0.0002" calcext:value-type="float">
            <text:p>0.0002</text:p>
          </table:table-cell>
        </table:table-row>
        <table:table-row table:style-name="ro1">
          <table:table-cell table:style-name="Default" office:value-type="string" calcext:value-type="string">
            <text:p>([0],[1,2,3,4,5],[8,6,7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B$1:.$B$40320]; [.D5])" office:value-type="float" office:value="1" calcext:value-type="float">
            <text:p>1</text:p>
          </table:table-cell>
          <table:table-cell table:style-name="ce1" table:formula="of:=[.E5]-[.E4]" office:value-type="float" office:value="0" calcext:value-type="float">
            <text:p>0</text:p>
          </table:table-cell>
          <table:table-cell table:style-name="ce2" table:formula="of:=[.F5]/[.$E$29]" office:value-type="float" office:value="0" calcext:value-type="float">
            <text:p>0.0000</text:p>
          </table:table-cell>
          <table:table-cell table:style-name="ce2" table:formula="of:=[.E5]/[.$E$29]" office:value-type="float" office:value="0.0002" calcext:value-type="float">
            <text:p>0.0002</text:p>
          </table:table-cell>
        </table:table-row>
        <table:table-row table:style-name="ro1">
          <table:table-cell table:style-name="Default" office:value-type="string" calcext:value-type="string">
            <text:p>([0],[1,2,3,4,5],[8,7,6],[]) 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B$1:.$B$40320]; [.D6])" office:value-type="float" office:value="1" calcext:value-type="float">
            <text:p>1</text:p>
          </table:table-cell>
          <table:table-cell table:style-name="ce1" table:formula="of:=[.E6]-[.E5]" office:value-type="float" office:value="0" calcext:value-type="float">
            <text:p>0</text:p>
          </table:table-cell>
          <table:table-cell table:style-name="ce2" table:formula="of:=[.F6]/[.$E$29]" office:value-type="float" office:value="0" calcext:value-type="float">
            <text:p>0.0000</text:p>
          </table:table-cell>
          <table:table-cell table:style-name="ce2" table:formula="of:=[.E6]/[.$E$29]" office:value-type="float" office:value="0.0002" calcext:value-type="float">
            <text:p>0.0002</text:p>
          </table:table-cell>
        </table:table-row>
        <table:table-row table:style-name="ro1">
          <table:table-cell table:style-name="Default" office:value-type="string" calcext:value-type="string">
            <text:p>([0],[1,2,3,4,6],[5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B$1:.$B$40320]; [.D7])" office:value-type="float" office:value="1" calcext:value-type="float">
            <text:p>1</text:p>
          </table:table-cell>
          <table:table-cell table:style-name="ce1" table:formula="of:=[.E7]-[.E6]" office:value-type="float" office:value="0" calcext:value-type="float">
            <text:p>0</text:p>
          </table:table-cell>
          <table:table-cell table:style-name="ce2" table:formula="of:=[.F7]/[.$E$29]" office:value-type="float" office:value="0" calcext:value-type="float">
            <text:p>0.0000</text:p>
          </table:table-cell>
          <table:table-cell table:style-name="ce2" table:formula="of:=[.E7]/[.$E$29]" office:value-type="float" office:value="0.0002" calcext:value-type="float">
            <text:p>0.0002</text:p>
          </table:table-cell>
        </table:table-row>
        <table:table-row table:style-name="ro1">
          <table:table-cell table:style-name="Default" office:value-type="string" calcext:value-type="string">
            <text:p>([0],[1,2,3,4,6],[5,8,7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B$1:.$B$40320]; [.D8])" office:value-type="float" office:value="1" calcext:value-type="float">
            <text:p>1</text:p>
          </table:table-cell>
          <table:table-cell table:style-name="ce1" table:formula="of:=[.E8]-[.E7]" office:value-type="float" office:value="0" calcext:value-type="float">
            <text:p>0</text:p>
          </table:table-cell>
          <table:table-cell table:style-name="ce2" table:formula="of:=[.F8]/[.$E$29]" office:value-type="float" office:value="0" calcext:value-type="float">
            <text:p>0.0000</text:p>
          </table:table-cell>
          <table:table-cell table:style-name="ce2" table:formula="of:=[.E8]/[.$E$29]" office:value-type="float" office:value="0.0002" calcext:value-type="float">
            <text:p>0.0002</text:p>
          </table:table-cell>
        </table:table-row>
        <table:table-row table:style-name="ro1">
          <table:table-cell table:style-name="Default" office:value-type="string" calcext:value-type="string">
            <text:p>([0],[1,2,3,4,6],[7,5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B$1:.$B$40320]; [.D9])" office:value-type="float" office:value="6" calcext:value-type="float">
            <text:p>6</text:p>
          </table:table-cell>
          <table:table-cell table:style-name="ce1" table:formula="of:=[.E9]-[.E8]" office:value-type="float" office:value="5" calcext:value-type="float">
            <text:p>5</text:p>
          </table:table-cell>
          <table:table-cell table:style-name="ce2" table:formula="of:=[.F9]/[.$E$29]" office:value-type="float" office:value="0.001" calcext:value-type="float">
            <text:p>0.0010</text:p>
          </table:table-cell>
          <table:table-cell table:style-name="ce2" table:formula="of:=[.E9]/[.$E$29]" office:value-type="float" office:value="0.0012" calcext:value-type="float">
            <text:p>0.0012</text:p>
          </table:table-cell>
        </table:table-row>
        <table:table-row table:style-name="ro1">
          <table:table-cell table:style-name="Default" office:value-type="string" calcext:value-type="string">
            <text:p>([0],[1,2,3,4,6],[7,8,5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B$1:.$B$40320]; [.D10])" office:value-type="float" office:value="7" calcext:value-type="float">
            <text:p>7</text:p>
          </table:table-cell>
          <table:table-cell table:style-name="ce1" table:formula="of:=[.E10]-[.E9]" office:value-type="float" office:value="1" calcext:value-type="float">
            <text:p>1</text:p>
          </table:table-cell>
          <table:table-cell table:style-name="ce2" table:formula="of:=[.F10]/[.$E$29]" office:value-type="float" office:value="0.0002" calcext:value-type="float">
            <text:p>0.0002</text:p>
          </table:table-cell>
          <table:table-cell table:style-name="ce2" table:formula="of:=[.E10]/[.$E$29]" office:value-type="float" office:value="0.0014" calcext:value-type="float">
            <text:p>0.0014</text:p>
          </table:table-cell>
        </table:table-row>
        <table:table-row table:style-name="ro1">
          <table:table-cell table:style-name="Default" office:value-type="string" calcext:value-type="string">
            <text:p>([0],[1,2,3,4,6],[8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B$1:.$B$40320]; [.D11])" office:value-type="float" office:value="15" calcext:value-type="float">
            <text:p>15</text:p>
          </table:table-cell>
          <table:table-cell table:style-name="ce1" table:formula="of:=[.E11]-[.E10]" office:value-type="float" office:value="8" calcext:value-type="float">
            <text:p>8</text:p>
          </table:table-cell>
          <table:table-cell table:style-name="ce2" table:formula="of:=[.F11]/[.$E$29]" office:value-type="float" office:value="0.0016" calcext:value-type="float">
            <text:p>0.0016</text:p>
          </table:table-cell>
          <table:table-cell table:style-name="ce2" table:formula="of:=[.E11]/[.$E$29]" office:value-type="float" office:value="0.003" calcext:value-type="float">
            <text:p>0.0030</text:p>
          </table:table-cell>
        </table:table-row>
        <table:table-row table:style-name="ro1">
          <table:table-cell table:style-name="Default" office:value-type="string" calcext:value-type="string">
            <text:p>([0],[1,2,3,4,6],[8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B$1:.$B$40320]; [.D12])" office:value-type="float" office:value="28" calcext:value-type="float">
            <text:p>28</text:p>
          </table:table-cell>
          <table:table-cell table:style-name="ce1" table:formula="of:=[.E12]-[.E11]" office:value-type="float" office:value="13" calcext:value-type="float">
            <text:p>13</text:p>
          </table:table-cell>
          <table:table-cell table:style-name="ce2" table:formula="of:=[.F12]/[.$E$29]" office:value-type="float" office:value="0.0026" calcext:value-type="float">
            <text:p>0.0026</text:p>
          </table:table-cell>
          <table:table-cell table:style-name="ce2" table:formula="of:=[.E12]/[.$E$29]" office:value-type="float" office:value="0.0056" calcext:value-type="float">
            <text:p>0.0056</text:p>
          </table:table-cell>
        </table:table-row>
        <table:table-row table:style-name="ro1">
          <table:table-cell table:style-name="Default" office:value-type="string" calcext:value-type="string">
            <text:p>([0],[1,2,3,4,7],[5,6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B$1:.$B$40320]; [.D13])" office:value-type="float" office:value="64" calcext:value-type="float">
            <text:p>64</text:p>
          </table:table-cell>
          <table:table-cell table:style-name="ce1" table:formula="of:=[.E13]-[.E12]" office:value-type="float" office:value="36" calcext:value-type="float">
            <text:p>36</text:p>
          </table:table-cell>
          <table:table-cell table:style-name="ce2" table:formula="of:=[.F13]/[.$E$29]" office:value-type="float" office:value="0.0072" calcext:value-type="float">
            <text:p>0.0072</text:p>
          </table:table-cell>
          <table:table-cell table:style-name="ce2" table:formula="of:=[.E13]/[.$E$29]" office:value-type="float" office:value="0.0128" calcext:value-type="float">
            <text:p>0.0128</text:p>
          </table:table-cell>
        </table:table-row>
        <table:table-row table:style-name="ro1">
          <table:table-cell table:style-name="Default" office:value-type="string" calcext:value-type="string">
            <text:p>([0],[1,2,3,4,7],[5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B$1:.$B$40320]; [.D14])" office:value-type="float" office:value="115" calcext:value-type="float">
            <text:p>115</text:p>
          </table:table-cell>
          <table:table-cell table:style-name="ce1" table:formula="of:=[.E14]-[.E13]" office:value-type="float" office:value="51" calcext:value-type="float">
            <text:p>51</text:p>
          </table:table-cell>
          <table:table-cell table:style-name="ce2" table:formula="of:=[.F14]/[.$E$29]" office:value-type="float" office:value="0.0102" calcext:value-type="float">
            <text:p>0.0102</text:p>
          </table:table-cell>
          <table:table-cell table:style-name="ce2" table:formula="of:=[.E14]/[.$E$29]" office:value-type="float" office:value="0.023" calcext:value-type="float">
            <text:p>0.0230</text:p>
          </table:table-cell>
        </table:table-row>
        <table:table-row table:style-name="ro1">
          <table:table-cell table:style-name="Default" office:value-type="string" calcext:value-type="string">
            <text:p>([0],[1,2,3,4,7],[6,5,8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B$1:.$B$40320]; [.D15])" office:value-type="float" office:value="219" calcext:value-type="float">
            <text:p>219</text:p>
          </table:table-cell>
          <table:table-cell table:style-name="ce1" table:formula="of:=[.E15]-[.E14]" office:value-type="float" office:value="104" calcext:value-type="float">
            <text:p>104</text:p>
          </table:table-cell>
          <table:table-cell table:style-name="ce2" table:formula="of:=[.F15]/[.$E$29]" office:value-type="float" office:value="0.0208" calcext:value-type="float">
            <text:p>0.0208</text:p>
          </table:table-cell>
          <table:table-cell table:style-name="ce2" table:formula="of:=[.E15]/[.$E$29]" office:value-type="float" office:value="0.0438" calcext:value-type="float">
            <text:p>0.0438</text:p>
          </table:table-cell>
        </table:table-row>
        <table:table-row table:style-name="ro1">
          <table:table-cell table:style-name="Default" office:value-type="string" calcext:value-type="string">
            <text:p>([0],[1,2,3,4,7],[6,8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B$1:.$B$40320]; [.D16])" office:value-type="float" office:value="413" calcext:value-type="float">
            <text:p>413</text:p>
          </table:table-cell>
          <table:table-cell table:style-name="ce1" table:formula="of:=[.E16]-[.E15]" office:value-type="float" office:value="194" calcext:value-type="float">
            <text:p>194</text:p>
          </table:table-cell>
          <table:table-cell table:style-name="ce2" table:formula="of:=[.F16]/[.$E$29]" office:value-type="float" office:value="0.0388" calcext:value-type="float">
            <text:p>0.0388</text:p>
          </table:table-cell>
          <table:table-cell table:style-name="ce2" table:formula="of:=[.E16]/[.$E$29]" office:value-type="float" office:value="0.0826" calcext:value-type="float">
            <text:p>0.0826</text:p>
          </table:table-cell>
        </table:table-row>
        <table:table-row table:style-name="ro1">
          <table:table-cell table:style-name="Default" office:value-type="string" calcext:value-type="string">
            <text:p>([0],[1,2,3,4,7],[8,5,6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B$1:.$B$40320]; [.D17])" office:value-type="float" office:value="735" calcext:value-type="float">
            <text:p>735</text:p>
          </table:table-cell>
          <table:table-cell table:style-name="ce1" table:formula="of:=[.E17]-[.E16]" office:value-type="float" office:value="322" calcext:value-type="float">
            <text:p>322</text:p>
          </table:table-cell>
          <table:table-cell table:style-name="ce2" table:formula="of:=[.F17]/[.$E$29]" office:value-type="float" office:value="0.0644" calcext:value-type="float">
            <text:p>0.0644</text:p>
          </table:table-cell>
          <table:table-cell table:style-name="ce2" table:formula="of:=[.E17]/[.$E$29]" office:value-type="float" office:value="0.147" calcext:value-type="float">
            <text:p>0.1470</text:p>
          </table:table-cell>
        </table:table-row>
        <table:table-row table:style-name="ro1">
          <table:table-cell table:style-name="Default" office:value-type="string" calcext:value-type="string">
            <text:p>([0],[1,2,3,4,7],[8,6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B$1:.$B$40320]; [.D18])" office:value-type="float" office:value="1178" calcext:value-type="float">
            <text:p>1178</text:p>
          </table:table-cell>
          <table:table-cell table:style-name="ce1" table:formula="of:=[.E18]-[.E17]" office:value-type="float" office:value="443" calcext:value-type="float">
            <text:p>443</text:p>
          </table:table-cell>
          <table:table-cell table:style-name="ce2" table:formula="of:=[.F18]/[.$E$29]" office:value-type="float" office:value="0.0886" calcext:value-type="float">
            <text:p>0.0886</text:p>
          </table:table-cell>
          <table:table-cell table:style-name="ce2" table:formula="of:=[.E18]/[.$E$29]" office:value-type="float" office:value="0.2356" calcext:value-type="float">
            <text:p>0.2356</text:p>
          </table:table-cell>
        </table:table-row>
        <table:table-row table:style-name="ro1">
          <table:table-cell table:style-name="Default" office:value-type="string" calcext:value-type="string">
            <text:p>([0],[1,2,3,4,8],[5,6,7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B$1:.$B$40320]; [.D19])" office:value-type="float" office:value="1851" calcext:value-type="float">
            <text:p>1851</text:p>
          </table:table-cell>
          <table:table-cell table:style-name="ce1" table:formula="of:=[.E19]-[.E18]" office:value-type="float" office:value="673" calcext:value-type="float">
            <text:p>673</text:p>
          </table:table-cell>
          <table:table-cell table:style-name="ce2" table:formula="of:=[.F19]/[.$E$29]" office:value-type="float" office:value="0.1346" calcext:value-type="float">
            <text:p>0.1346</text:p>
          </table:table-cell>
          <table:table-cell table:style-name="ce2" table:formula="of:=[.E19]/[.$E$29]" office:value-type="float" office:value="0.3702" calcext:value-type="float">
            <text:p>0.3702</text:p>
          </table:table-cell>
        </table:table-row>
        <table:table-row table:style-name="ro1">
          <table:table-cell table:style-name="Default" office:value-type="string" calcext:value-type="string">
            <text:p>([0],[1,2,3,4,8],[5,7,6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B$1:.$B$40320]; [.D20])" office:value-type="float" office:value="2579" calcext:value-type="float">
            <text:p>2579</text:p>
          </table:table-cell>
          <table:table-cell table:style-name="ce1" table:formula="of:=[.E20]-[.E19]" office:value-type="float" office:value="728" calcext:value-type="float">
            <text:p>728</text:p>
          </table:table-cell>
          <table:table-cell table:style-name="ce2" table:formula="of:=[.F20]/[.$E$29]" office:value-type="float" office:value="0.1456" calcext:value-type="float">
            <text:p>0.1456</text:p>
          </table:table-cell>
          <table:table-cell table:style-name="ce2" table:formula="of:=[.E20]/[.$E$29]" office:value-type="float" office:value="0.5158" calcext:value-type="float">
            <text:p>0.5158</text:p>
          </table:table-cell>
        </table:table-row>
        <table:table-row table:style-name="ro1">
          <table:table-cell table:style-name="Default" office:value-type="string" calcext:value-type="string">
            <text:p>([0],[1,2,3,4,8],[6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B$1:.$B$40320]; [.D21])" office:value-type="float" office:value="3386" calcext:value-type="float">
            <text:p>3386</text:p>
          </table:table-cell>
          <table:table-cell table:style-name="ce1" table:formula="of:=[.E21]-[.E20]" office:value-type="float" office:value="807" calcext:value-type="float">
            <text:p>807</text:p>
          </table:table-cell>
          <table:table-cell table:style-name="ce2" table:formula="of:=[.F21]/[.$E$29]" office:value-type="float" office:value="0.1614" calcext:value-type="float">
            <text:p>0.1614</text:p>
          </table:table-cell>
          <table:table-cell table:style-name="ce2" table:formula="of:=[.E21]/[.$E$29]" office:value-type="float" office:value="0.6772" calcext:value-type="float">
            <text:p>0.6772</text:p>
          </table:table-cell>
        </table:table-row>
        <table:table-row table:style-name="ro1">
          <table:table-cell table:style-name="Default" office:value-type="string" calcext:value-type="string">
            <text:p>([0],[1,2,3,4,8],[6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B$1:.$B$40320]; [.D22])" office:value-type="float" office:value="4046" calcext:value-type="float">
            <text:p>4046</text:p>
          </table:table-cell>
          <table:table-cell table:style-name="ce1" table:formula="of:=[.E22]-[.E21]" office:value-type="float" office:value="660" calcext:value-type="float">
            <text:p>660</text:p>
          </table:table-cell>
          <table:table-cell table:style-name="ce2" table:formula="of:=[.F22]/[.$E$29]" office:value-type="float" office:value="0.132" calcext:value-type="float">
            <text:p>0.1320</text:p>
          </table:table-cell>
          <table:table-cell table:style-name="ce2" table:formula="of:=[.E22]/[.$E$29]" office:value-type="float" office:value="0.8092" calcext:value-type="float">
            <text:p>0.8092</text:p>
          </table:table-cell>
        </table:table-row>
        <table:table-row table:style-name="ro1">
          <table:table-cell table:style-name="Default" office:value-type="string" calcext:value-type="string">
            <text:p>([0],[1,2,3,4,8],[7,5,6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B$1:.$B$40320]; [.D23])" office:value-type="float" office:value="4536" calcext:value-type="float">
            <text:p>4536</text:p>
          </table:table-cell>
          <table:table-cell table:style-name="ce1" table:formula="of:=[.E23]-[.E22]" office:value-type="float" office:value="490" calcext:value-type="float">
            <text:p>490</text:p>
          </table:table-cell>
          <table:table-cell table:style-name="ce2" table:formula="of:=[.F23]/[.$E$29]" office:value-type="float" office:value="0.098" calcext:value-type="float">
            <text:p>0.0980</text:p>
          </table:table-cell>
          <table:table-cell table:style-name="ce2" table:formula="of:=[.E23]/[.$E$29]" office:value-type="float" office:value="0.9072" calcext:value-type="float">
            <text:p>0.9072</text:p>
          </table:table-cell>
        </table:table-row>
        <table:table-row table:style-name="ro1">
          <table:table-cell table:style-name="Default" office:value-type="string" calcext:value-type="string">
            <text:p>([0],[1,2,3,4,8],[7,6,5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B$1:.$B$40320]; [.D24])" office:value-type="float" office:value="4810" calcext:value-type="float">
            <text:p>4810</text:p>
          </table:table-cell>
          <table:table-cell table:style-name="ce1" table:formula="of:=[.E24]-[.E23]" office:value-type="float" office:value="274" calcext:value-type="float">
            <text:p>274</text:p>
          </table:table-cell>
          <table:table-cell table:style-name="ce2" table:formula="of:=[.F24]/[.$E$29]" office:value-type="float" office:value="0.0548" calcext:value-type="float">
            <text:p>0.0548</text:p>
          </table:table-cell>
          <table:table-cell table:style-name="ce2" table:formula="of:=[.E24]/[.$E$29]" office:value-type="float" office:value="0.962" calcext:value-type="float">
            <text:p>0.9620</text:p>
          </table:table-cell>
        </table:table-row>
        <table:table-row table:style-name="ro1">
          <table:table-cell table:style-name="Default" office:value-type="string" calcext:value-type="string">
            <text:p>([0],[1,2,3,5,4],[6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B$1:.$B$40320]; [.D25])" office:value-type="float" office:value="4965" calcext:value-type="float">
            <text:p>4965</text:p>
          </table:table-cell>
          <table:table-cell table:style-name="ce1" table:formula="of:=[.E25]-[.E24]" office:value-type="float" office:value="155" calcext:value-type="float">
            <text:p>155</text:p>
          </table:table-cell>
          <table:table-cell table:style-name="ce2" table:formula="of:=[.F25]/[.$E$29]" office:value-type="float" office:value="0.031" calcext:value-type="float">
            <text:p>0.0310</text:p>
          </table:table-cell>
          <table:table-cell table:style-name="ce2" table:formula="of:=[.E25]/[.$E$29]" office:value-type="float" office:value="0.993" calcext:value-type="float">
            <text:p>0.9930</text:p>
          </table:table-cell>
        </table:table-row>
        <table:table-row table:style-name="ro1">
          <table:table-cell table:style-name="Default" office:value-type="string" calcext:value-type="string">
            <text:p>([0],[1,2,3,5,4],[6,8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B$1:.$B$40320]; [.D26])" office:value-type="float" office:value="4994" calcext:value-type="float">
            <text:p>4994</text:p>
          </table:table-cell>
          <table:table-cell table:style-name="ce1" table:formula="of:=[.E26]-[.E25]" office:value-type="float" office:value="29" calcext:value-type="float">
            <text:p>29</text:p>
          </table:table-cell>
          <table:table-cell table:style-name="ce2" table:formula="of:=[.F26]/[.$E$29]" office:value-type="float" office:value="0.0058" calcext:value-type="float">
            <text:p>0.0058</text:p>
          </table:table-cell>
          <table:table-cell table:style-name="ce2" table:formula="of:=[.E26]/[.$E$29]" office:value-type="float" office:value="0.9988" calcext:value-type="float">
            <text:p>0.9988</text:p>
          </table:table-cell>
        </table:table-row>
        <table:table-row table:style-name="ro1">
          <table:table-cell table:style-name="Default" office:value-type="string" calcext:value-type="string">
            <text:p>([0],[1,2,3,5,4],[7,6,8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B$1:.$B$40320]; [.D27])" office:value-type="float" office:value="5000" calcext:value-type="float">
            <text:p>5000</text:p>
          </table:table-cell>
          <table:table-cell table:style-name="ce1" table:formula="of:=[.E27]-[.E26]" office:value-type="float" office:value="6" calcext:value-type="float">
            <text:p>6</text:p>
          </table:table-cell>
          <table:table-cell table:style-name="ce2" table:formula="of:=[.F27]/[.$E$29]" office:value-type="float" office:value="0.0012" calcext:value-type="float">
            <text:p>0.0012</text:p>
          </table:table-cell>
          <table:table-cell table:style-name="ce2" table:formula="of:=[.E27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7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B$1:.$B$40320]; [.D28])" office:value-type="float" office:value="5000" calcext:value-type="float">
            <text:p>5000</text:p>
          </table:table-cell>
          <table:table-cell table:style-name="ce1" table:formula="of:=[.E28]-[.E27]" office:value-type="float" office:value="0" calcext:value-type="float">
            <text:p>0</text:p>
          </table:table-cell>
          <table:table-cell table:style-name="ce2" table:formula="of:=[.F28]/[.$E$29]" office:value-type="float" office:value="0" calcext:value-type="float">
            <text:p>0.0000</text:p>
          </table:table-cell>
          <table:table-cell table:style-name="ce2" table:formula="of:=[.E28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6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B$1:.$B$40320]; [.D29])" office:value-type="float" office:value="5000" calcext:value-type="float">
            <text:p>5000</text:p>
          </table:table-cell>
          <table:table-cell table:style-name="ce1" table:formula="of:=[.E29]-[.E28]" office:value-type="float" office:value="0" calcext:value-type="float">
            <text:p>0</text:p>
          </table:table-cell>
          <table:table-cell table:style-name="ce2" table:formula="of:=[.F29]/[.$E$29]" office:value-type="float" office:value="0" calcext:value-type="float">
            <text:p>0.0000</text:p>
          </table:table-cell>
          <table:table-cell table:style-name="ce2" table:formula="of:=[.E29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8,4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5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4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5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3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5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7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8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5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3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3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5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7,5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6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7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7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5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7,8],[]) 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8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8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6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4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5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4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7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4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4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6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8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5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2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2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4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4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5,2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4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5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6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5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5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2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2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6,2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8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8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5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6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2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8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4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6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4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4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6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7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5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5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2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2,7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6,2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6,7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7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7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6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2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4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7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5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2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5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5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2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4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5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2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5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2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4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4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6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6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7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7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6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5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5,7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6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6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7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6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8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8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5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5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5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5,6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5,8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6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6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8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5,6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5,7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7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2,5,8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8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7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8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2,8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8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2,5,6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5,2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6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5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5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7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2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6,2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6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7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7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8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2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2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2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8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3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6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8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3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3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7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2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2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7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7,8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8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2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2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5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8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2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3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8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3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5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7,3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7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2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2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3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7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6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5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6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8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2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6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8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8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5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5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6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8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2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2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2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8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5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2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3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5],[8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3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8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2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5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3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2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2,6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3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6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5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8,6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6,7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3],[7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5],[7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2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5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2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2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2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6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6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7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5],[7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6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5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3,7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3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2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2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2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3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2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6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3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6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5,7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7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2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2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2,3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2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3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3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5],[7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3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6,7],[5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3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6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2],[6,5,3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2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3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2,3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3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6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5],[6,3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3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3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8,7,6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6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6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7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4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4,7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6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3,8],[7,6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3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6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8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6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4,8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4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3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3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4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4,8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8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7],[8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4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4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7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6,8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3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3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4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6],[8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3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4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6,3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3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4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3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4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7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6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6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2,8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4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2,8],[7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6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2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2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8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6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7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7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4,8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4,7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4,8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7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7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2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4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2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2,8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4,2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4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8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7],[8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2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4,2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4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7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6,8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4,6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4,8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6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2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4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2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4,2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4,8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6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2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4,2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4,6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6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7,8],[6,4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4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6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2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4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4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4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6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4,2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4,6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6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3,8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3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7,3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7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8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6],[8,7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3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3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6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8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7],[8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3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3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6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6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7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2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6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8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2,7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2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6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6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6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7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2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6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3,8],[7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3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7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7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8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2],[8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3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2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2,8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3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8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7],[8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6,8],[7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3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3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6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8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2],[8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8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3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6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2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2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3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6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7,8],[6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3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3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6,3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6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7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2],[7,6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3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2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3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6],[7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2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6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4,8,7],[6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8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4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8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7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3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7,3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2,8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4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4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7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2],[8,7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4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2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4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7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2,7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4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4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7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3,8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7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2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3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2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2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7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4,8],[7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2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2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2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4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3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2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2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4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2,3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2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3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3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4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7,8],[4,3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3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4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7,3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2],[7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3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2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7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4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2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4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6,8,7],[4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4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6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4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2,8],[6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4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4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2],[8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2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6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8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4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2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4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4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8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6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4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4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3,8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3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2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3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2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2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8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6],[8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2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2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3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6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4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3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2],[8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2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3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2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4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2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4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6,8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2],[6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2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3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6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4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2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4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7,8,6],[4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3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6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4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7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6],[7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2,7],[6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7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2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2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6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4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4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3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3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2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6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3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7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6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2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6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4,7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4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2],[7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3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2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4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2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2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3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3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4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6,7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3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4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6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2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4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4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3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2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3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4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2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2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3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3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5,8,7,6],[4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5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7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4],[8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4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7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7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5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5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3,8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7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3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3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3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7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7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8,3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5],[8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7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5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4,8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4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3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7],[8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3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3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5,8],[7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4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8,4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3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3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8,3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3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8,3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7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5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3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5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4],[7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3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2,8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4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5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2,8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7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2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2,7,8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2,8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7,2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7,8,2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8,2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5],[8,7,2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2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5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8,2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7],[8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2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5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5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7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4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4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7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2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4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4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7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2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4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5,8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2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2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8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4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2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2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4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8,2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5],[8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7,8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2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5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5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4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2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2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4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4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7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5],[7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3,8,7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5],[8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5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7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2,8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7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7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5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2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5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7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3,8],[7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3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2],[8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3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2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3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3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7],[8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2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2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3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3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5,8],[7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2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2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5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3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2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3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3,8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5],[8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3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7,8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2],[7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2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3],[7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2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2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3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3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5],[7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3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3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4,8,7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4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3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3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7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8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7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2,8],[7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4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2],[8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4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4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7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2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3,8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8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2],[8,7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3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2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8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7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4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4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2],[8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4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3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2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2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4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2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2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3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3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4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7,8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4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7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2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2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3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7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4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2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2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3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4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5,8,7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5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3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3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3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5,3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8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4],[8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3,4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4,3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8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2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4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5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2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2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5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5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4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2,4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2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4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4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8,2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5],[8,4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5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3,8],[5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3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3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5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8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2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2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3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2,3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2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3,2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3,8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8,2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5],[8,3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2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3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4,8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3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4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2],[8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2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2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4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3],[8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3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3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4],[8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2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2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3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3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5,8],[4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5,3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2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2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2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4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4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5,2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3],[5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2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2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3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3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4],[5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2,3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2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3,2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3,4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4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7,8,5],[4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4,7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3],[7,5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4],[7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3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7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5],[7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2,7],[5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2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2,5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2,7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5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5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7,2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2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2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4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4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7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5],[7,4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5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3,7],[5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3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2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2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2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3,2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3,7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7,2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5],[7,3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3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3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4,7],[5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4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7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2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2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2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4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7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3],[7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2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3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7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4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2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3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3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5,7],[4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3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4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4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2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2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4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5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3],[5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2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3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3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4],[5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2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2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3,2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3,4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4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6,8,7,5],[4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5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5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6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8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4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4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4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6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8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6],[8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3,8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3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3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3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6,3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6,8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8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5],[8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3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5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8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6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3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5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4,8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6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4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3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3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4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8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6],[8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5,8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3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3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5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8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3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3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8,3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5],[8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6,8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3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3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5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4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3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3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6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2,8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4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4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5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6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5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2,8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6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2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2,6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2,8,6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6,2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6,8,2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8,2,6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5],[8,6,2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2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5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5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8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6],[8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2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5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5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6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4,8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2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6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4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2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4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6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2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4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4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5,8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2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2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4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2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2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4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5],[8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2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2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4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4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6,8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4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4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6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2],[6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5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4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2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2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4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4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6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5],[6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3,8,6],[5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5],[8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6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3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6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2,8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5,8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6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6,8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8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6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5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2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5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3,8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2],[8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6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3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2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3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3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6],[8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2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2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3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3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6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5,8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5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5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2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2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3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2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3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3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8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5],[8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2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3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6,8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3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5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5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6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2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2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5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5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3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2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2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3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3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6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5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3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4,8,6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3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4],[8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3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4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4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6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2,8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4,8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2],[8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6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4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6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8],[2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8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8],[4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8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8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3,8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2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2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2],[6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2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2],[8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2],[8,6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3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3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3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3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3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6],[2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6],[2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6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6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6],[8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6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8],[2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8],[2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8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8],[6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4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2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2],[3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2],[4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2],[4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2],[8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2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3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3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3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3],[4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3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3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4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4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4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4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4],[8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4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8],[2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8],[2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8],[3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8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8],[4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6,8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2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2],[3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2],[4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2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2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2],[6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3],[2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3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3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3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3],[6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3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4],[2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4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4],[3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4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4],[6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4],[6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6],[2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6],[2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6],[3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6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6],[4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5,8,6],[4,3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3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3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3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3],[8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4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4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4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4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4],[8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5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5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5],[8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5],[8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8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8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8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8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2,8],[5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2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2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2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2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2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2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4],[2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4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4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4],[5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4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4],[8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5],[2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5],[2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5],[4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5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5],[8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8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8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8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8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8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3,8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2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2],[3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2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2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2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2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3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3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3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3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3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5],[2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5],[2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5],[3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5],[3,8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5],[8,2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5],[8,3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8],[2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8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8],[3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8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4,8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2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2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2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2],[4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2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2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3],[2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3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3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3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3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3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4],[2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4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4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4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4],[8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4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8],[2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8],[2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8],[3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8],[3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8],[4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5,8],[4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2],[3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2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2],[4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2],[4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2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2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3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3],[2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3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3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3],[5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3],[5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4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4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4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4],[3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4],[5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4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5],[2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5],[2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5],[3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5],[3,4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5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6,8,5],[4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3],[4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3],[5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3],[6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3],[6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4],[3,5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4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4],[5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4],[5,6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4],[6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4],[6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5],[3,4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5],[3,6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5],[4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5],[4,6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5],[6,3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5],[6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6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6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6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6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6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2,6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2],[4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2],[4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2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2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2],[6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2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4],[2,5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4],[2,6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4],[5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4],[5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4],[6,2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4],[6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5],[2,4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5],[2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5],[4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5],[4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5],[6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5],[6,4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6],[2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6],[2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6],[4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6],[4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6],[5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3,6],[5,4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2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2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2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2],[5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2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2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3],[2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3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3],[5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3],[5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3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3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5],[2,3,6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5],[2,6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5],[3,2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5],[3,6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5],[6,2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5],[6,3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6],[2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6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6],[3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6],[3,5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6],[5,2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4,6],[5,3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2],[3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2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2],[4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2],[4,6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2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2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3],[2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3],[2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3],[4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3],[4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3],[6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3],[6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4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4],[2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4],[3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4],[3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4],[6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4],[6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6],[2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6],[2,4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6],[3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6],[3,4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6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5,6],[4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2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2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2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2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2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2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3],[2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3],[2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3],[4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3],[4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3],[5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3],[5,4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4],[2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4],[2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4],[3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4],[3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4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4],[5,3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5],[2,3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5],[2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5],[3,2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5],[3,4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5],[4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7,8,6,5],[4,3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4],[5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4],[5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4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4],[6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4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4],[7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5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5],[6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5],[7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5],[7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6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6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6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6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6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7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7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7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7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3,7],[6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3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3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3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3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5],[3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5],[3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5],[6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5],[6,7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5],[7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5],[7,6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6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6],[3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6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6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6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6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7],[3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7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7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7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4,7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3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3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3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3],[7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4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4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4],[6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4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4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6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6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6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6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6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6],[7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7],[3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7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7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7],[4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7],[6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5,7],[6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3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3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3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3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3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3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4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4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4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4],[5,7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4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4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5],[3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5],[3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5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5],[4,7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5],[7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5],[7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7],[3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7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7],[4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7],[4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7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6,7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3],[4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3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3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3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3],[6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3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4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4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4],[5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4],[5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4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4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5],[3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5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5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5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5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5],[6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6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6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6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6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6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2,7,6],[5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4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4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4],[7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4],[7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5],[4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5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5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5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5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5],[7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6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6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6],[5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6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6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6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7],[4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7],[4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7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7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7],[6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2,7],[6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2],[5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2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2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2],[6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2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2],[7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5],[2,6,7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5],[2,7,6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5],[6,2,7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5],[6,7,2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5],[7,2,6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5],[7,6,2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6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6],[2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6],[5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6],[5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6],[7,2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6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7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7],[2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7],[5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7],[5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7],[6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4,7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2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2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2],[6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2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2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2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4],[2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4],[2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6],[2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6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6],[4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6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6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6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7],[2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7],[2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7],[4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7],[4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7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5,7],[6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2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2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2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2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2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2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4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4],[2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4],[5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4],[5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4],[7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4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5],[2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5],[2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5],[4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5],[4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5],[7,2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5],[7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7],[2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7],[2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7],[4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7],[4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7],[5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6,7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2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2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2],[5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2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2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2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4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4],[5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4],[5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4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4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5],[2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5],[2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5],[4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5],[4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5],[6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5],[6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6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6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6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6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6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3,7,6],[5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3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3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3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5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5],[3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5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5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6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6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6],[5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6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6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7],[3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7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7],[5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7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7],[6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2,7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2],[5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2],[5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2],[6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2],[6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2],[7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2],[7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5],[2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5],[2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5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5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5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5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6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6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6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6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6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7],[2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7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7],[5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7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7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3,7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2],[3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2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2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2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2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2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3],[2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3],[2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3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3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3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3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6],[2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6],[2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6],[3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6],[3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6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6],[7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7],[2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7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7],[3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7],[3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7],[6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5,7],[6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2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2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2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2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2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2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3],[2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3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3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3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3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5],[2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5],[2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5],[3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5],[3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5],[7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7],[2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7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7],[3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7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7],[5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6,7],[5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2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2],[3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2],[5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2],[5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2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2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3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3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3],[5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3],[5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3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3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5],[2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5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5],[3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5],[3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5],[6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5],[6,3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6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6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6],[3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6],[3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6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4,7,6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3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3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3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3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3],[7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3],[7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4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4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4],[6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4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6],[3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6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6],[4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6],[7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7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7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7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7],[4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7],[6,3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2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2],[4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2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2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2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2],[7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2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4],[2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4],[2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6],[2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6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6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6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6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6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7],[2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7],[2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7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7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7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3,7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2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2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2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2],[6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2],[7,3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2],[7,6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3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3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3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3],[6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3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3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6],[2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6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6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6],[7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6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7],[2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7],[2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7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7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7],[6,2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4,7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2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2],[3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2],[4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2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2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2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3],[2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3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3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3],[4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3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3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4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4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4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4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4],[7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4],[7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7],[2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7],[2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7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7],[3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7],[4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6,7],[4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2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2],[3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2],[4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2],[4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2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2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3],[2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3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3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3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3],[6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3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4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4],[2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4],[3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4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4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4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6],[2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6],[2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6],[3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6],[3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6],[4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5,7,6],[4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3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3],[5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3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3],[7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4],[5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4],[7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5],[3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5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7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7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7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7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7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2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2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2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2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2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2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2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4],[2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4],[2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4],[5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4],[5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4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5],[2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5],[2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5],[4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5],[4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5],[7,2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5],[7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7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7],[2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7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7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7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3,7],[5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2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2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2],[5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2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2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2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3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3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3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3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3],[7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5],[2,3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5],[2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5],[3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5],[3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5],[7,2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5],[7,3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7],[2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7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7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7],[3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7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4,7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2],[3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2],[3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2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2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2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2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3],[2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3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3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3],[4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3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3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4],[2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4],[2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4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4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4],[7,2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4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7],[2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7],[2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7],[3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7],[3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7],[4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5,7],[4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2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2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2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2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2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2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3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3],[2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3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3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3],[5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3],[5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4],[2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4],[2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4],[3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4],[3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4],[5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4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5],[2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5],[2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5],[3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5],[3,4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5],[4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6,7,5],[4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3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3],[5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3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3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3],[6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4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4],[3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4],[5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4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4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5],[3,4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5],[3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5],[4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5],[6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6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6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6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6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6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2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2],[4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2],[4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2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2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2],[6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2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4],[2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4],[2,6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4],[5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4],[5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4],[6,2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4],[6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5],[2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5],[2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5],[4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5],[4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5],[6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5],[6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6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6],[2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6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6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6],[5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3,6],[5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2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2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2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2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2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2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3],[2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3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3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3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3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3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5],[2,3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5],[2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5],[3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5],[3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5],[6,2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5],[6,3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6],[2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6],[2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6],[3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6],[3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6],[5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4,6],[5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2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2],[3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2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2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2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2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3],[2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8,7,5,3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 table:number-rows-repeated="7000">
          <table:table-cell table:style-name="Default" table:number-columns-repeated="2"/>
          <table:table-cell table:number-columns-repeated="6"/>
        </table:table-row>
        <table:table-row table:style-name="ro1" table:number-rows-repeated="10365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05:58:38.208530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2-28T05:59:27.791831861</dc:date>
    <meta:editing-duration>PT1H53M56S</meta:editing-duration>
    <meta:editing-cycles>82</meta:editing-cycles>
    <meta:document-statistic meta:table-count="1" meta:cell-count="1013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D4:solutions.D29 solutions.H3:solutions.H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H4:solutions.H29" chart:label-cell-address="solutions.H3:solutions.H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H3:solutions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2">
                <text:p>0.0002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26">
                <text:p>0.08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56">
                <text:p>0.23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58">
                <text:p>0.51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772">
                <text:p>0.67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092">
                <text:p>0.80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072">
                <text:p>0.90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06cm" svg:height="11.926cm" xlink:href=".." xlink:type="simple" chart:class="chart:bar" chart:style-name="ch1">
        <chart:title svg:x="3.303cm" svg:y="0.374cm" chart:style-name="ch2">
          <text:p>Number of Moves for Full Inglenook Sidings Puzzle</text:p>
        </chart:title>
        <chart:subtitle svg:x="6.343cm" svg:y="1.043cm" chart:style-name="ch3">
          <text:p>Forward Solutions Only</text:p>
        </chart:subtitle>
        <chart:plot-area chart:style-name="ch4" table:cell-range-address="solutions.D4:solutions.D29 solutions.G4:solutions.G29" chart:data-source-has-labels="column" svg:x="1.349cm" svg:y="1.624cm" svg:width="15.218cm" svg:height="9.081cm">
          <chartooo:coordinate-region svg:x="2.261cm" svg:y="1.823cm" svg:width="14.306cm" svg:height="8.235cm"/>
          <chart:axis chart:dimension="x" chart:name="primary-x" chart:style-name="ch5" chartooo:axis-type="auto">
            <chartooo:date-scale/>
            <chart:title svg:x="8.424cm" svg:y="10.943cm" chart:style-name="ch6">
              <text:p>Moves</text:p>
            </chart:title>
            <chart:categories table:cell-range-address="solutions.D4:solutions.D29"/>
          </chart:axis>
          <chart:axis chart:dimension="y" chart:name="primary-y" chart:style-name="ch7">
            <chart:title svg:x="0.451cm" svg:y="6.989cm" chart:style-name="ch8">
              <text:p>Frequency</text:p>
            </chart:title>
            <chart:grid chart:style-name="ch9" chart:class="major"/>
          </chart:axis>
          <chart:series chart:style-name="ch10" chart:values-cell-range-address="solutions.G4:solutions.G29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2">
                <text:p>0.0002</text:p>
                <draw:g>
                  <svg:desc>solutions.G4:solutions.G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644">
                <text:p>0.06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46">
                <text:p>0.13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56">
                <text:p>0.14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614">
                <text:p>0.161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48">
                <text:p>0.054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